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139in" style:contextual-spacing="false"/>
      <style:text-properties style:font-name="Cambria" fo:font-size="12pt"/>
    </style:style>
    <style:style style:name="P2" style:family="paragraph" style:parent-style-name="Standard">
      <style:paragraph-properties fo:margin-top="0in" fo:margin-bottom="0.139in" style:contextual-spacing="false"/>
      <style:text-properties style:font-name="Cambria" fo:font-size="11pt"/>
    </style:style>
    <style:style style:name="P3" style:family="paragraph" style:parent-style-name="Standard">
      <style:paragraph-properties fo:margin-top="0in" fo:margin-bottom="0.0417in" style:contextual-spacing="false"/>
      <style:text-properties style:font-name="Cambria" fo:font-size="11pt"/>
    </style:style>
    <style:style style:name="P4" style:family="paragraph" style:parent-style-name="Standard">
      <style:text-properties style:font-name="Cambria" fo:font-size="11pt"/>
    </style:style>
    <style:style style:name="P5" style:family="paragraph" style:parent-style-name="Standard">
      <style:paragraph-properties fo:margin-top="0in" fo:margin-bottom="0.139in" style:contextual-spacing="false" fo:text-align="center" style:justify-single-word="false"/>
      <style:text-properties style:font-name="Cambria" fo:font-size="14pt" fo:font-weight="bold"/>
    </style:style>
    <style:style style:name="P6" style:family="paragraph" style:parent-style-name="Standard">
      <style:paragraph-properties fo:margin-top="0in" fo:margin-bottom="0.139in" style:contextual-spacing="false"/>
      <style:text-properties style:font-name="Cambria" fo:font-size="12pt" officeooo:paragraph-rsid="0019699a"/>
    </style:style>
    <style:style style:name="P7" style:family="paragraph" style:parent-style-name="Standard">
      <style:paragraph-properties fo:margin-top="0in" fo:margin-bottom="0.0417in" style:contextual-spacing="false"/>
      <style:text-properties style:font-name="Cambria" fo:font-size="11pt" officeooo:paragraph-rsid="0019699a"/>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position="super 100%"/>
    </style:style>
    <style:style style:name="T4" style:family="text">
      <style:text-properties style:text-position="super 100%" fo:font-size="11pt"/>
    </style:style>
    <style:style style:name="T5" style:family="text">
      <style:text-properties style:text-position="super 100%" fo:font-size="11pt" style:text-underline-style="solid" style:text-underline-width="auto" style:text-underline-color="font-color"/>
    </style:style>
    <style:style style:name="T6" style:family="text">
      <style:text-properties style:text-position="super 58%" fo:font-size="11pt" fo:language="en" fo:country="GB" style:text-underline-style="solid" style:text-underline-width="auto" style:text-underline-color="font-color" style:font-size-asian="11pt" style:font-size-complex="11pt"/>
    </style:style>
    <style:style style:name="T7" style:family="text">
      <style:text-properties style:text-position="super 58%" fo:font-size="11pt" fo:language="en" fo:country="GB" style:text-underline-style="solid" style:text-underline-width="auto" style:text-underline-color="font-color" officeooo:rsid="0019699a" style:font-size-asian="11pt" style:font-size-complex="11pt"/>
    </style:style>
    <style:style style:name="T8" style:family="text">
      <style:text-properties style:text-position="super 58%" fo:font-size="11pt" fo:language="en" fo:country="GB" style:text-underline-style="none" style:font-size-asian="11pt" style:font-size-complex="11pt"/>
    </style:style>
    <style:style style:name="T9" style:family="text">
      <style:text-properties style:text-position="super 58%" fo:font-size="11pt" fo:language="en" fo:country="GB" style:text-underline-style="none" officeooo:rsid="0019699a" style:font-size-asian="11pt" style:font-size-complex="11pt"/>
    </style:style>
    <style:style style:name="T10" style:family="text">
      <style:text-properties style:text-position="super 58%" fo:language="en" fo:country="GB" style:text-underline-style="none" officeooo:rsid="0019699a"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ioboxes: Standardised bioinformatic tools using Docker containers.</text:p>
      <text:p text:style-name="P6"><text:span text:style-name="T2">Peter Belmann</text:span><text:span text:style-name="T6">1*</text:span>, Michael Barton<text:span text:style-name="T9">2</text:span><text:span text:style-name="T8">*</text:span>, Andreas Bremges<text:span text:style-name="T9">1,3</text:span>, Johannes Dröge<text:span text:style-name="T9">3</text:span>, Felipe Leprevost<text:span text:style-name="T9">4</text:span>, Yasset Perez-Riverol<text:span text:style-name="T9">5</text:span>, Albert J. Vilella<text:span text:style-name="T9">6</text:span>, Alex Copeland<text:span text:style-name="T9">7</text:span>, Alice McHardy<text:span text:style-name="T9">8</text:span>, Alexander Sczyrba<text:span text:style-name="T9">9</text:span></text:p>
      <text:p text:style-name="P7"><text:span text:style-name="T10">1</text:span><text:span text:style-name="T3"> </text:span>Faculty of Technology and Center for Biotechnology, Bielefeld University, Germany. Email: <text:a xlink:type="simple" xlink:href="mailto:author1@some.domain">pbelmann@cebitec.uni-bielefeld.de</text:a></text:p>
      <text:p text:style-name="P7"><text:span text:style-name="T10">2</text:span><text:span text:style-name="T3"> </text:span>DOE Joint Genome Institute, Walnut Creek, USA.</text:p>
      <text:p text:style-name="P7"><text:span text:style-name="T10">3</text:span><text:span text:style-name="T3"> </text:span>Helmholtz Centre for Infection Research, Braunschweig, Germany.</text:p>
      <text:p text:style-name="P7"><text:span text:style-name="T10">4</text:span><text:span text:style-name="T3"> </text:span>Fiocruz, Carlos Chagas Institute, Curitiba, Brasil.</text:p>
      <text:p text:style-name="P7"><text:span text:style-name="T10">5</text:span><text:span text:style-name="T3"> </text:span>European Molecular Biology Laboratory, European Bioinformatics Institute, Hinxton, Cambridge, United Kingdom.</text:p>
      <text:p text:style-name="P7"><text:span text:style-name="T10">6</text:span><text:span text:style-name="T3"> </text:span>Onto.it Holdings Ltd., Cambridge, United Kingdom.</text:p>
      <text:p text:style-name="P3"/>
      <text:p text:style-name="P3"><text:span text:style-name="T3">* </text:span>Joint First Authors</text:p>
      <text:p text:style-name="P3"/>
      <text:p text:style-name="P4"><text:span text:style-name="T1">Project Website</text:span>: <text:a xlink:type="simple" xlink:href="http://url.for.overall.project.website/">http://bioboxes.org/</text:a></text:p>
      <text:p text:style-name="P4"><text:span text:style-name="T1">Source Code</text:span>: <text:a xlink:type="simple" xlink:href="https://github.com/projectname">https://github.com/bioboxes</text:a></text:p>
      <text:p text:style-name="P4"><text:span text:style-name="T1">License</text:span>: MIT (https://github.com/bioboxes/rfc/blob/master/LICENSE)</text:p>
      <text:p text:style-name="P1"/>
      <text:p text:style-name="P2">We introduce the open-source community "bioboxes" which has the aim of simplifying bioinformatic tools through adopting common interfaces. The Docker project makes installing, running and reproducing the output of an application easier because all the dependencies can be provided by creating a "container" of the application. The bioboxes project furthers this concept by creating standardised interfaces so that containerised software of the same biobox type can be seamlessly interchanged.</text:p>
      <text:p text:style-name="P1"/>
      <text:p text:style-name="P2">Bioboxes offers guidance by integrating an application into a container in different ways. For an advice in building a container we are using the Github ticket system. Instructions on our website and helper tools for creating a biobox container make it comfortable for a developer to integrate his application into a container. One of the helper tools is our Docker in Docker validator that guarantees that a container follows a biobox interface. Furthermore we provide each biobox in Github and our public Docker Hub repository for an easy access.</text:p>
      <text:p text:style-name="P1"/>
      <text:p text:style-name="P2">Researchers with this catalog of apps at their fingertips can comprehensively evaluate many similar tools and improve the quality of their research. A system of well-defined bioboxes is an important step towards the making provenance easier and research more shareable and reproduc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Times" svg:font-family="Time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Nomi Harris</meta:initial-creator>
    <dc:date>2015-04-03T20:07:49.292842937</dc:date>
    <meta:editing-duration>P0D</meta:editing-duration>
    <meta:editing-cycles>1</meta:editing-cycles>
    <meta:document-statistic meta:table-count="0" meta:image-count="0" meta:object-count="0" meta:page-count="1" meta:paragraph-count="15" meta:word-count="296" meta:character-count="2194" meta:non-whitespace-character-count="1913"/>
  </office:meta>
</office:document-meta>
</file>